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OpenSymbol1" svg:font-family="OpenSymbol, 'Arial Unicode MS'"/>
    <style:font-face style:name="Symbol" svg:font-family="Symbol"/>
    <style:font-face style:name="ＭＳ ゴシック1" svg:font-family="'ＭＳ ゴシック', 'MS Gothic'" style:font-family-generic="modern"/>
    <style:font-face style:name="ＭＳ ゴシック" svg:font-family="'ＭＳ ゴシック'" style:font-family-generic="swiss"/>
    <style:font-face style:name="Mangal2" svg:font-family="Mangal" style:font-family-generic="roman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4b338b" officeooo:paragraph-rsid="002974f9" style:language-asian="ja" style:country-asian="JP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language-asian="ja" style:country-asian="JP"/>
    </style:style>
    <style:style style:name="P7" style:family="paragraph" style:parent-style-name="Standard">
      <style:text-properties officeooo:paragraph-rsid="002974f9" style:language-asian="ja" style:country-asian="JP"/>
    </style:style>
    <style:style style:name="P8" style:family="paragraph" style:parent-style-name="Standard">
      <style:text-properties officeooo:rsid="00484d6e" officeooo:paragraph-rsid="00484d6e" style:language-asian="ja" style:country-asian="JP"/>
    </style:style>
    <style:style style:name="P9" style:family="paragraph" style:parent-style-name="Standard">
      <style:text-properties officeooo:rsid="0028b1de" officeooo:paragraph-rsid="0028b1de" style:language-asian="ja" style:country-asian="JP"/>
    </style:style>
    <style:style style:name="P10" style:family="paragraph" style:parent-style-name="Standard">
      <style:text-properties officeooo:rsid="004b338b" officeooo:paragraph-rsid="004b338b" style:language-asian="ja" style:country-asian="JP"/>
    </style:style>
    <style:style style:name="P11" style:family="paragraph" style:parent-style-name="Standard">
      <style:text-properties officeooo:paragraph-rsid="004ccc46" style:language-asian="ja" style:country-asian="JP"/>
    </style:style>
    <style:style style:name="P12" style:family="paragraph" style:parent-style-name="Standard">
      <style:text-properties officeooo:rsid="004ccc46" officeooo:paragraph-rsid="004ccc46" style:language-asian="ja" style:country-asian="JP"/>
    </style:style>
    <style:style style:name="P13" style:family="paragraph" style:parent-style-name="Standard">
      <style:text-properties officeooo:paragraph-rsid="002974f9"/>
    </style:style>
    <style:style style:name="P14" style:family="paragraph" style:parent-style-name="Standard">
      <style:text-properties officeooo:rsid="002974f9" officeooo:paragraph-rsid="002974f9"/>
    </style:style>
    <style:style style:name="P15" style:family="paragraph" style:parent-style-name="Standard">
      <style:text-properties officeooo:rsid="002974f9" officeooo:paragraph-rsid="004ccc46"/>
    </style:style>
    <style:style style:name="P16" style:family="paragraph" style:parent-style-name="Standard">
      <style:text-properties officeooo:paragraph-rsid="00477b47"/>
    </style:style>
    <style:style style:name="P17" style:family="paragraph" style:parent-style-name="Standard">
      <style:text-properties officeooo:paragraph-rsid="0028b1de"/>
    </style:style>
    <style:style style:name="P18" style:family="paragraph" style:parent-style-name="Standard">
      <style:text-properties officeooo:paragraph-rsid="00484d6e"/>
    </style:style>
    <style:style style:name="P19" style:family="paragraph" style:parent-style-name="Standard">
      <style:text-properties officeooo:paragraph-rsid="00490304"/>
    </style:style>
    <style:style style:name="P20" style:family="paragraph" style:parent-style-name="Standard">
      <style:text-properties officeooo:paragraph-rsid="004b338b"/>
    </style:style>
    <style:style style:name="P21" style:family="paragraph" style:parent-style-name="Standard">
      <style:text-properties officeooo:rsid="004b338b" officeooo:paragraph-rsid="004b338b"/>
    </style:style>
    <style:style style:name="P22" style:family="paragraph" style:parent-style-name="Standard">
      <style:text-properties officeooo:rsid="004b338b" officeooo:paragraph-rsid="004ccc46"/>
    </style:style>
    <style:style style:name="P23" style:family="paragraph" style:parent-style-name="Standard">
      <style:text-properties officeooo:paragraph-rsid="004ccc46"/>
    </style:style>
    <style:style style:name="P24" style:family="paragraph" style:parent-style-name="Standard">
      <style:paragraph-properties fo:text-align="start" style:justify-single-word="false"/>
      <style:text-properties fo:font-size="13pt" officeooo:rsid="004f23d1" officeooo:paragraph-rsid="004f23d1" style:font-size-asian="13pt" style:font-size-complex="13pt"/>
    </style:style>
    <style:style style:name="P25" style:family="paragraph" style:parent-style-name="cmdTiTle">
      <style:text-properties officeooo:rsid="00484d6e" officeooo:paragraph-rsid="00484d6e" style:language-asian="ja" style:country-asian="JP"/>
    </style:style>
    <style:style style:name="P26" style:family="paragraph" style:parent-style-name="cmdTiTle">
      <style:text-properties officeooo:rsid="0028b1de" officeooo:paragraph-rsid="0028b1de" style:language-asian="ja" style:country-asian="JP"/>
    </style:style>
    <style:style style:name="P27" style:family="paragraph" style:parent-style-name="cmdTiTle">
      <style:text-properties officeooo:rsid="004b338b" officeooo:paragraph-rsid="004b338b" style:language-asian="ja" style:country-asian="JP"/>
    </style:style>
    <style:style style:name="P28" style:family="paragraph" style:parent-style-name="cmdTiTle">
      <style:text-properties officeooo:paragraph-rsid="002974f9"/>
    </style:style>
    <style:style style:name="P29" style:family="paragraph" style:parent-style-name="標準スタイルA">
      <style:text-properties fo:font-weight="bold" style:language-asian="ja" style:country-asian="JP" style:font-weight-asian="bold" style:font-weight-complex="bold"/>
    </style:style>
    <style:style style:name="P30" style:family="paragraph" style:parent-style-name="標準スタイルA">
      <style:text-properties style:language-asian="ja" style:country-asian="JP"/>
    </style:style>
    <style:style style:name="P31" style:family="paragraph" style:parent-style-name="標準スタイルA">
      <style:paragraph-properties fo:text-align="justify" style:justify-single-word="false" fo:orphans="0" fo:widows="0" fo:hyphenation-ladder-count="no-limit" style:writing-mode="lr-tb"/>
      <style:text-properties style:language-asian="ja" style:country-asian="JP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1.499cm" fo:margin-right="0cm" fo:text-align="justify" style:justify-single-word="false" fo:orphans="0" fo:widows="0" fo:hyphenation-ladder-count="no-limit" fo:text-indent="-1.499cm" style:auto-text-indent="false" style:page-number="auto" style:writing-mode="lr-tb"/>
      <style:text-properties officeooo:rsid="002974f9" officeooo:paragraph-rsid="002974f9" fo:hyphenate="false" fo:hyphenation-remain-char-count="2" fo:hyphenation-push-char-count="2"/>
    </style:style>
    <style:style style:name="P33" style:family="paragraph" style:parent-style-name="Standard">
      <style:paragraph-properties fo:margin-left="1.499cm" fo:margin-right="0cm" fo:text-align="justify" style:justify-single-word="false" fo:orphans="0" fo:widows="0" fo:hyphenation-ladder-count="no-limit" fo:text-indent="-1.499cm" style:auto-text-indent="false" style:writing-mode="lr-tb"/>
      <style:text-properties officeooo:rsid="004b338b" officeooo:paragraph-rsid="002974f9" style:language-asian="ja" style:country-asian="JP" fo:hyphenate="false" fo:hyphenation-remain-char-count="2" fo:hyphenation-push-char-count="2"/>
    </style:style>
    <style:style style:name="P34" style:family="paragraph" style:parent-style-name="Standard">
      <style:paragraph-properties fo:keep-together="always" fo:keep-with-next="always"/>
      <style:text-properties officeooo:paragraph-rsid="004ccc46"/>
    </style:style>
    <style:style style:name="P35" style:family="paragraph" style:parent-style-name="cmdTiTle" style:master-page-name="">
      <style:paragraph-properties fo:keep-together="always" style:page-number="auto" fo:keep-with-next="always"/>
      <style:text-properties officeooo:rsid="004b338b" officeooo:paragraph-rsid="002974f9" style:language-asian="ja" style:country-asian="JP"/>
    </style:style>
    <style:style style:name="P36" style:family="paragraph" style:parent-style-name="cmdTiTle" style:master-page-name="">
      <style:paragraph-properties fo:keep-together="always" style:page-number="auto" fo:keep-with-next="always"/>
      <style:text-properties officeooo:rsid="004ccc46" officeooo:paragraph-rsid="004ccc46" style:language-asian="ja" style:country-asian="JP"/>
    </style:style>
    <style:style style:name="P37" style:family="paragraph" style:parent-style-name="見出し_20_2A" style:list-style-name="WW8Num2">
      <style:text-properties style:language-asian="ja" style:country-asian="JP"/>
    </style:style>
    <style:style style:name="P38" style:family="paragraph" style:parent-style-name="見出し_20_2A" style:list-style-name="WW8Num2">
      <style:paragraph-properties fo:break-before="page"/>
      <style:text-properties officeooo:rsid="002974f9" officeooo:paragraph-rsid="002974f9"/>
    </style:style>
    <style:style style:name="P39" style:family="paragraph" style:parent-style-name="Heading_20_1" style:master-page-name="Standard">
      <style:paragraph-properties style:page-number="auto"/>
    </style:style>
    <style:style style:name="P40" style:family="paragraph" style:parent-style-name="Heading_20_1">
      <style:paragraph-properties fo:break-before="pag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8a875" style:language-asian="ja" style:country-asian="JP"/>
    </style:style>
    <style:style style:name="T3" style:family="text">
      <style:text-properties officeooo:rsid="0028b1de" style:language-asian="ja" style:country-asian="JP"/>
    </style:style>
    <style:style style:name="T4" style:family="text">
      <style:text-properties officeooo:rsid="00477b47" style:language-asian="ja" style:country-asian="JP"/>
    </style:style>
    <style:style style:name="T5" style:family="text">
      <style:text-properties officeooo:rsid="00484d6e" style:language-asian="ja" style:country-asian="JP"/>
    </style:style>
    <style:style style:name="T6" style:family="text">
      <style:text-properties officeooo:rsid="004b338b" style:language-asian="ja" style:country-asian="JP"/>
    </style:style>
    <style:style style:name="T7" style:family="text">
      <style:text-properties officeooo:rsid="004ccc46" style:language-asian="ja" style:country-asian="JP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84d6e" style:font-weight-asian="bold" style:font-weight-complex="bold"/>
    </style:style>
    <style:style style:name="T10" style:family="text">
      <style:text-properties fo:font-weight="bold" officeooo:rsid="004b338b" style:font-weight-asian="bold" style:font-weight-complex="bold"/>
    </style:style>
    <style:style style:name="T11" style:family="text">
      <style:text-properties fo:font-weight="bold" officeooo:rsid="00490304" style:language-asian="ja" style:country-asian="JP" style:font-weight-asian="bold" style:font-weight-complex="bold"/>
    </style:style>
    <style:style style:name="T12" style:family="text">
      <style:text-properties fo:font-weight="bold" officeooo:rsid="0028b1de" style:language-asian="ja" style:country-asian="JP" style:font-weight-asian="bold" style:font-weight-complex="bold"/>
    </style:style>
    <style:style style:name="T13" style:family="text">
      <style:text-properties fo:font-weight="bold" officeooo:rsid="004b338b" style:language-asian="ja" style:country-asian="JP" style:font-weight-asian="bold" style:font-weight-complex="bold"/>
    </style:style>
    <style:style style:name="T14" style:family="text">
      <style:text-properties fo:font-weight="bold" officeooo:rsid="004ccc46" style:language-asian="ja" style:country-asian="JP" style:font-weight-asian="bold" style:font-weight-complex="bold"/>
    </style:style>
    <style:style style:name="T15" style:family="text">
      <style:text-properties fo:font-weight="normal" officeooo:rsid="0028b1de" style:language-asian="ja" style:country-asian="JP" style:font-weight-asian="normal" style:font-weight-complex="normal"/>
    </style:style>
    <style:style style:name="T16" style:family="text">
      <style:text-properties fo:font-weight="normal" officeooo:rsid="002974f9" style:language-asian="ja" style:country-asian="JP" style:font-weight-asian="normal" style:font-weight-complex="normal"/>
    </style:style>
    <style:style style:name="T17" style:family="text">
      <style:text-properties fo:font-weight="normal" officeooo:rsid="004b338b" style:language-asian="ja" style:country-asian="JP" style:font-weight-asian="normal" style:font-weight-complex="normal"/>
    </style:style>
    <style:style style:name="T18" style:family="text">
      <style:text-properties fo:font-weight="normal" officeooo:rsid="004ccc46" style:language-asian="ja" style:country-asian="JP" style:font-weight-asian="normal" style:font-weight-complex="normal"/>
    </style:style>
    <style:style style:name="T19" style:family="text">
      <style:text-properties fo:font-weight="normal" officeooo:rsid="004ebd9c" style:language-asian="ja" style:country-asian="JP" style:font-weight-asian="normal" style:font-weight-complex="normal"/>
    </style:style>
    <style:style style:name="T20" style:family="text">
      <style:text-properties fo:font-weight="normal" officeooo:rsid="004b338b" style:font-weight-asian="normal" style:font-weight-complex="normal"/>
    </style:style>
    <style:style style:name="T21" style:family="text">
      <style:text-properties officeooo:rsid="0025e650"/>
    </style:style>
    <style:style style:name="T22" style:family="text">
      <style:text-properties officeooo:rsid="0028b1de"/>
    </style:style>
    <style:style style:name="T23" style:family="text">
      <style:text-properties officeooo:rsid="00444ced"/>
    </style:style>
    <style:style style:name="T24" style:family="text">
      <style:text-properties officeooo:rsid="00477b47"/>
    </style:style>
    <style:style style:name="T25" style:family="text">
      <style:text-properties officeooo:rsid="00484d6e"/>
    </style:style>
    <style:style style:name="T26" style:family="text">
      <style:text-properties officeooo:rsid="004b338b"/>
    </style:style>
    <style:style style:name="T27" style:family="text">
      <style:text-properties officeooo:rsid="004ccc46"/>
    </style:style>
    <style:style style:name="T28" style:family="text">
      <style:text-properties officeooo:rsid="0053cc1d"/>
    </style:style>
    <style:style style:name="T29" style:family="text">
      <style:text-properties officeooo:rsid="0054bf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list xml:id="list883491959844027439" text:style-name="WW8Num2">
        <text:list-item>
          <text:h text:style-name="P39" text:outline-level="1">THAMWAY PROT series<text:span text:style-name="T1"> </text:span>hardw<text:span text:style-name="T23">a</text:span>re server software </text:h>
        </text:list-item>
      </text:list>
      <text:p text:style-name="P24">RF Controller <text:span text:style-name="T28">section</text:span></text:p>
      <text:p text:style-name="P4"/>
      <text:p text:style-name="P3">使用するポート</text:p>
      <text:p text:style-name="標準スタイルA"><text:tab/>5027/TCP RF <text:span text:style-name="T29">Controller</text:span>用ポートです。</text:p>
      <text:p text:style-name="標準スタイルA"/>
      <text:p text:style-name="P29">コマンドのデリミタについて</text:p>
      <text:p text:style-name="P30"><text:tab/>TCP/IPを用いたコマンドには必ずデリミタ文字をつけて下さい。</text:p>
      <text:p text:style-name="標準スタイルA"><text:tab/><text:span text:style-name="T1">デリミタは、'CR', 'CR+LF', ';'の３つのうちのいずれかです。</text:span></text:p>
      <text:p text:style-name="標準スタイルA"/>
      <text:p text:style-name="P4">使用する数値について</text:p>
      <text:p text:style-name="P2"><text:tab/>整数</text:p>
      <text:p text:style-name="P2"><text:tab/><text:tab/>“0x”を頭につけると16進数とみなします。</text:p>
      <text:p text:style-name="P2"><text:tab/><text:tab/>“0”を頭につけると８進数とみなします。</text:p>
      <text:p text:style-name="P2"><text:tab/><text:tab/>“0b”を頭につけると2進数とみなします。</text:p>
      <text:p text:style-name="P2"><text:tab/><text:tab/>通常10進数とみなします。</text:p>
      <text:p text:style-name="P2"><text:tab/><text:tab/><text:span text:style-name="T1">例： 0x123 → 291</text:span></text:p>
      <text:p text:style-name="P6"><text:tab/><text:tab/> <text:s text:c="4"/>0b1100 → 12</text:p>
      <text:p text:style-name="P2"><text:tab/><text:tab/> <text:s text:c="4"/>0123 <text:s/><text:span text:style-name="T1">→ 83</text:span></text:p>
      <text:p text:style-name="P2"><text:tab/>実数</text:p>
      <text:p text:style-name="P2"><text:tab/><text:tab/>数値の後ろに”u”をつけると1e-6とみなします。</text:p>
      <text:p text:style-name="P2"><text:tab/><text:tab/>数値の後ろに”m”をつけると1e-3とみなします。</text:p>
      <text:p text:style-name="P2"><text:tab/><text:tab/>数値の後ろに”k”をつけると1e+3とみなします。</text:p>
      <text:p text:style-name="P2"><text:tab/><text:tab/><text:span text:style-name="T1">例: 123k → 123000</text:span></text:p>
      <text:p text:style-name="P2"><text:tab/><text:tab/> <text:s text:c="3"/>1.2u <text:span text:style-name="T1">→ 0.0000012</text:span></text:p>
      <text:p text:style-name="P2"/>
      <text:p text:style-name="P2"/>
      <text:p text:style-name="標準スタイルA"><text:tab/>QPSK</text:p>
      <text:p text:style-name="P31"><text:tab/><text:tab/>送信パルスと同時にＱＰＳＫパルスを出力します。'QPSK1'と'QPSK2'の2本あります。</text:p>
      <text:p text:style-name="標準スタイルA"><text:tab/>時間</text:p>
      <text:p text:style-name="標準スタイルA"><text:tab/><text:tab/>時間の単位は(S)秒です。</text:p>
      <text:p text:style-name="標準スタイルA"><text:tab/>周波数<text:tab/></text:p>
      <text:p text:style-name="標準スタイルA"><text:tab/><text:tab/>周波数の単位は(Hz)ヘルツです。</text:p>
      <text:p text:style-name="標準スタイルA"><text:tab/>電圧</text:p>
      <text:p text:style-name="標準スタイルA"><text:tab/><text:tab/>電圧の単位は、(V)ボルトです。</text:p>
      <text:p text:style-name="標準スタイルA"/>
      <text:list xml:id="list160527934587978" text:continue-numbering="true" text:style-name="WW8Num2">
        <text:list-item>
          <text:h text:style-name="P40" text:outline-level="1"><text:span text:style-name="T24">RF</text:span>コマンド一覧</text:h>
        </text:list-item>
      </text:list>
      <text:p text:style-name="P2">TCP/IP PORT NUMBER:502<text:span text:style-name="T24">7</text:span></text:p>
      <text:p text:style-name="P2"/>
      <text:list xml:id="list160527793090370" text:continue-numbering="true" text:style-name="WW8Num2">
        <text:list-item>
          <text:list>
            <text:list-item>
              <text:p text:style-name="P37">共通コマンド</text:p>
            </text:list-item>
          </text:list>
        </text:list-item>
      </text:list>
      <text:p text:style-name="cmdTiTle"><text:span text:style-name="T1">機器</text:span>情報を表示する。</text:p>
      <text:p text:style-name="Standard">[書式]</text:p>
      <text:p text:style-name="Standard"><text:tab/><text:span text:style-name="T8">*idn?</text:span></text:p>
      <text:p text:style-name="Standard">[説明]</text:p>
      <text:p text:style-name="Standard"><text:tab/>接続先のハードウェア・ソフトウェアの情報の表示を行います。</text:p>
      <text:p text:style-name="Standard">[表示例]</text:p>
      <text:p text:style-name="P16"><text:tab/><text:span text:style-name="T21">THAMWAY,CO477A/B,20100922,DIO2_DISABLE,</text:span></text:p>
      <text:p text:style-name="Standard"/>
      <text:p text:style-name="cmdTiTle">lua<text:span text:style-name="T1">スクリプト</text:span>ファイルを実行する。</text:p>
      <text:p text:style-name="Standard">[書式]</text:p>
      <text:p text:style-name="Standard"><text:tab/><text:span text:style-name="T8">run_lua</text:span> &lt;ファイル名＞</text:p>
      <text:p text:style-name="Standard">[説明]</text:p>
      <text:p text:style-name="Standard"><text:tab/>PC上のluaスクリプトファイルを実行します。</text:p>
      <text:p text:style-name="Standard">[例]</text:p>
      <text:p text:style-name="Standard"><text:tab/>run_lua c:/myprograms/test1.lua</text:p>
      <text:p text:style-name="Standard"/>
      <text:p text:style-name="cmdTiTle">I/Oポートにデータを書き込む</text:p>
      <text:p text:style-name="Standard">[書式]</text:p>
      <text:p text:style-name="Standard"><text:tab/><text:span text:style-name="T8">outb</text:span> &lt;I/Oアドレス&gt;,&lt;バイトデータ(8bit)&gt;</text:p>
      <text:p text:style-name="Standard"><text:tab/><text:span text:style-name="T8">outw</text:span> &lt;I/Oアドレス&gt;,&lt;ワードデータ(16bit)&gt;</text:p>
      <text:p text:style-name="Standard">[説明]</text:p>
      <text:p text:style-name="Standard"><text:tab/>各機器のレジスターを直接操作することができます。</text:p>
      <text:p text:style-name="Standard"/>
      <text:p text:style-name="cmdTiTle">I/Oポートからデータを読み込む</text:p>
      <text:p text:style-name="Standard">[書式]</text:p>
      <text:p text:style-name="Standard"><text:tab/><text:span text:style-name="T8">inb</text:span> &lt;I/Oアドレス&gt;</text:p>
      <text:p text:style-name="Standard"><text:tab/><text:span text:style-name="T8">inw</text:span> &lt;I/Oアドレス&gt;</text:p>
      <text:p text:style-name="Standard">[説明]</text:p>
      <text:p text:style-name="Standard"><text:tab/>各機器のレジスターを直接操作することができます。</text:p>
      <text:p text:style-name="Standard"><text:tab/>inb: read 8bit <text:s/>data.</text:p>
      <text:p text:style-name="Standard"><text:tab/>inw: read 16bit data.</text:p>
      <text:list xml:id="list160529135903197" text:continue-numbering="true" text:style-name="WW8Num2">
        <text:list-item>
          <text:list>
            <text:list-item>
              <text:p text:style-name="P38"><text:span text:style-name="T4">RF CONTROL</text:span><text:span text:style-name="T1">コマンド</text:span></text:p>
            </text:list-item>
          </text:list>
        </text:list-item>
      </text:list>
      <text:p text:style-name="P28"><text:span text:style-name="T2">状態を読み出す</text:span>。</text:p>
      <text:p text:style-name="P13">[書式]</text:p>
      <text:p text:style-name="P13"><text:tab/><text:span text:style-name="T9">STTSR</text:span></text:p>
      <text:p text:style-name="P13">[説明]</text:p>
      <text:p text:style-name="P7"/>
      <text:p text:style-name="P13"/>
      <text:p text:style-name="P25">周波数読み書き</text:p>
      <text:p text:style-name="Standard">[書式]</text:p>
      <text:p text:style-name="P19"><text:tab/><text:span text:style-name="T9">FREQW</text:span><text:span text:style-name="T25">&lt;</text:span><text:span text:style-name="T5">周波数</text:span><text:span text:style-name="T15">&gt;</text:span></text:p>
      <text:p text:style-name="P19"><text:span text:style-name="T15"><text:tab/></text:span><text:span text:style-name="T11">FREQR</text:span><text:line-break/>[説明]</text:p>
      <text:p text:style-name="P17"><text:span text:style-name="T22"><text:tab/></text:span><text:span text:style-name="T3">周波数を設定します。</text:span><text:span text:style-name="T5">MMM.HHHHHH (M=MHz, H=Hz)</text:span></text:p>
      <text:p text:style-name="P8">[例]</text:p>
      <text:p text:style-name="P8"><text:tab/>12.5678MHz <text:s text:c="4"/>FREQW12.567800</text:p>
      <text:p text:style-name="P8"><text:tab/>98.1MHz <text:s text:c="7"/>FREQW98.100000 <text:s text:c="2"/>(OK)</text:p>
      <text:p text:style-name="P8"><text:s text:c="23"/>FREQW98.1 <text:s text:c="7"/>(NG)</text:p>
      <text:p text:style-name="P8"><text:tab/>小数点以下は必ず６桁指定してください。</text:p>
      <text:p text:style-name="P18"/>
      <text:p text:style-name="P26">送信レベル読み書き</text:p>
      <text:p text:style-name="Standard">[書式]</text:p>
      <text:p text:style-name="Standard"><text:tab/><text:span text:style-name="T10">ATT1W</text:span><text:span text:style-name="T20">&lt;</text:span><text:span text:style-name="T17">送信レベル</text:span><text:span text:style-name="T3">&gt;</text:span></text:p>
      <text:p text:style-name="Standard"><text:span text:style-name="T3"><text:tab/></text:span><text:span text:style-name="T12">ATT1R</text:span></text:p>
      <text:p text:style-name="Standard">[説明]</text:p>
      <text:p text:style-name="P9"><text:tab/>送信レベルの設定を行います。</text:p>
      <text:p text:style-name="P9"><text:tab/>送信レベル <text:span text:style-name="T26">0..1023</text:span></text:p>
      <text:p text:style-name="P10">[例]</text:p>
      <text:p text:style-name="P10"><text:tab/>最小レベル<text:tab/>ATT1W0</text:p>
      <text:p text:style-name="P10"><text:tab/>最大レベル<text:tab/>ATT1W1023</text:p>
      <text:p text:style-name="P10"/>
      <text:p text:style-name="P27">受信ゲインの読み書き</text:p>
      <text:p text:style-name="P7">[書式]</text:p>
      <text:p text:style-name="P13"><text:span text:style-name="T1"><text:tab/></text:span><text:span text:style-name="T13">GAINW</text:span><text:span text:style-name="T16">&lt;</text:span><text:span text:style-name="T17">ゲイン</text:span><text:span text:style-name="T16">&gt;</text:span></text:p>
      <text:p text:style-name="P7">[説明]</text:p>
      <text:p text:style-name="P32"><text:tab/><text:span text:style-name="T6">受信ゲインの設定を行います。単位はdBです。</text:span></text:p>
      <text:p text:style-name="P33"><text:tab/>受信ゲイン 0..95</text:p>
      <text:p text:style-name="Standard">[例]</text:p>
      <text:p text:style-name="P20"><text:tab/><text:span text:style-name="T1">最小レベル </text:span><text:span text:style-name="T6">GAINW0</text:span></text:p>
      <text:p text:style-name="P20"><text:tab/>最大<text:span text:style-name="T1">レベル </text:span><text:span text:style-name="T6">GAINW95</text:span></text:p>
      <text:p text:style-name="P35"><text:soft-page-break/>LPF設定の読み書き</text:p>
      <text:p text:style-name="P7">[書式]</text:p>
      <text:p text:style-name="P13"><text:span text:style-name="T1"><text:tab/></text:span><text:span text:style-name="T13">LPF1W</text:span><text:span text:style-name="T17">&lt;カットオフ周波数&gt;</text:span></text:p>
      <text:p text:style-name="P5"><text:tab/>LPF1R</text:p>
      <text:p text:style-name="P7">[説明]</text:p>
      <text:p text:style-name="P14"><text:tab/><text:span text:style-name="T26">LPF</text:span><text:span text:style-name="T6">周波数を読み書きします</text:span><text:span text:style-name="T1">。単位はヘルツです。</text:span></text:p>
      <text:p text:style-name="P13"><text:tab/><text:span text:style-name="T1">LPF周波数<text:tab/></text:span><text:span text:style-name="T6">100..1000000</text:span></text:p>
      <text:p text:style-name="P21">[<text:span text:style-name="T1">例</text:span>]</text:p>
      <text:p text:style-name="P20"><text:tab/><text:span text:style-name="T1">最小周波数<text:tab/></text:span><text:span text:style-name="T6">LPF1W100</text:span></text:p>
      <text:p text:style-name="P20"><text:tab/>最大<text:span text:style-name="T1">周波数<text:tab/></text:span><text:span text:style-name="T6">LPF1W1000000</text:span></text:p>
      <text:p text:style-name="P10"/>
      <text:p text:style-name="P36">Phase設定の読み書き</text:p>
      <text:p text:style-name="P11">[書式]</text:p>
      <text:p text:style-name="P23"><text:span text:style-name="T1"><text:tab/></text:span><text:span text:style-name="T14">PHASW</text:span><text:span text:style-name="T17">&lt;</text:span><text:span text:style-name="T19">受信位相</text:span><text:span text:style-name="T17">&gt;</text:span></text:p>
      <text:p text:style-name="P23"><text:span text:style-name="T13"><text:tab/></text:span><text:span text:style-name="T14">PHASR</text:span></text:p>
      <text:p text:style-name="P11">[説明]</text:p>
      <text:p text:style-name="P15"><text:tab/><text:span text:style-name="T1">受信機の位相を</text:span><text:span text:style-name="T6">読み書きします</text:span><text:span text:style-name="T1">。単位は°です。</text:span></text:p>
      <text:p text:style-name="P23"><text:tab/>受信位相<text:span text:style-name="T1"><text:tab/></text:span><text:span text:style-name="T7">0.0 .. 359.9</text:span></text:p>
      <text:p text:style-name="P22">[<text:span text:style-name="T1">例</text:span>]</text:p>
      <text:p text:style-name="P23"><text:tab/><text:span text:style-name="T1">最小位相<text:tab/></text:span><text:span text:style-name="T6">LPF1W</text:span><text:span text:style-name="T7">0.0</text:span></text:p>
      <text:p text:style-name="P23"><text:tab/>最大位相<text:span text:style-name="T1"><text:tab/></text:span><text:span text:style-name="T6">LPF1W</text:span><text:span text:style-name="T7">359.9</text:span></text:p>
      <text:p text:style-name="P23"/>
      <text:p text:style-name="P36">RF SW設定の読み書き</text:p>
      <text:p text:style-name="P11">[書式]</text:p>
      <text:p text:style-name="P23"><text:span text:style-name="T1"><text:tab/></text:span><text:span text:style-name="T14">RFSWW</text:span><text:span text:style-name="T17">&lt;</text:span><text:span text:style-name="T18">onoff値&gt;</text:span></text:p>
      <text:p text:style-name="P23"><text:span text:style-name="T13"><text:tab/></text:span><text:span text:style-name="T14">RFSWR</text:span></text:p>
      <text:p text:style-name="P11">[説明]</text:p>
      <text:p text:style-name="P15"><text:tab/><text:span text:style-name="T1">RFONスイッチの設定を行います。</text:span></text:p>
      <text:p text:style-name="P23"><text:tab/><text:span text:style-name="T27">RFSW</text:span><text:span text:style-name="T7">オン<text:tab/></text:span><text:span text:style-name="T27">RFSWW1</text:span></text:p>
      <text:p text:style-name="P23"><text:tab/><text:span text:style-name="T27">RFSWオフ</text:span><text:span text:style-name="T7"><text:tab/></text:span><text:span text:style-name="T27">RFSWW0</text:span></text:p>
      <text:p text:style-name="P23"><text:span text:style-name="T26">[</text:span><text:span text:style-name="T6">例</text:span><text:span text:style-name="T26">]</text:span></text:p>
      <text:p text:style-name="P12"><text:tab/>RFSWW1</text:p>
      <text:p text:style-name="P34"><text:tab/><text:span text:style-name="T27">RFSWW0</text:span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OpenSymbol1" svg:font-family="OpenSymbol, 'Arial Unicode MS'"/>
    <style:font-face style:name="Symbol" svg:font-family="Symbol"/>
    <style:font-face style:name="ＭＳ ゴシック1" svg:font-family="'ＭＳ ゴシック', 'MS Gothic'" style:font-family-generic="modern"/>
    <style:font-face style:name="ＭＳ ゴシック" svg:font-family="'ＭＳ ゴシック'" style:font-family-generic="swiss"/>
    <style:font-face style:name="Mangal2" svg:font-family="Mangal" style:font-family-generic="roman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ＭＳ ゴシック1" fo:font-family="'ＭＳ ゴシック', 'MS Gothic'" style:font-family-generic="modern" fo:font-size="10.5pt" fo:language="en" fo:country="US" style:letter-kerning="true" style:font-name-asian="ＭＳ ゴシック1" style:font-family-asian="'ＭＳ ゴシック', 'MS Gothic'" style:font-family-generic-asian="modern" style:font-size-asian="10.5pt" style:language-asian="ja" style:country-asian="JP" style:font-name-complex="ＭＳ ゴシック1" style:font-family-complex="'ＭＳ ゴシック', 'MS Gothic'" style:font-family-generic-complex="moder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ＭＳ ゴシック1" fo:font-family="'ＭＳ ゴシック', 'MS Gothic'" style:font-family-generic="modern" fo:font-size="14pt" style:font-name-asian="ＭＳ ゴシック1" style:font-family-asian="'ＭＳ ゴシック', 'MS Gothic'" style:font-family-generic-asian="modern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ＭＳ ゴシック" fo:font-family="'ＭＳ ゴシック'" style:font-family-generic="swiss" fo:font-size="12pt" fo:font-style="italic" style:font-name-asian="ＭＳ ゴシック" style:font-family-asian="'ＭＳ ゴシック'" style:font-family-generic-asian="swiss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loext:contextual-spacing="false" fo:padding="0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図表番号" style:family="paragraph" style:parent-style-name="Standard">
      <style:paragraph-properties fo:margin-top="0.212cm" fo:margin-bottom="0.212cm" loext:contextual-spacing="false" text:number-lines="false" text:line-number="0"/>
      <style:text-properties style:font-name="ＭＳ ゴシック1" fo:font-family="'ＭＳ ゴシック', 'MS Gothic'" style:font-family-generic="modern" fo:font-size="12pt" fo:font-style="italic" style:font-name-asian="ＭＳ ゴシック1" style:font-family-asian="'ＭＳ ゴシック', 'MS Gothic'" style:font-family-generic-asian="modern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WW-図表番号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表題" style:family="paragraph" style:parent-style-name="Heading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図表番号" style:class="extra">
      <style:paragraph-properties fo:text-align="center" style:justify-single-word="false" fo:keep-with-next="alway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mdTiTle" style:family="paragraph" style:parent-style-name="Standard" style:next-style-name="Standard" style:master-page-name="">
      <style:paragraph-properties fo:text-align="start" style:justify-single-word="false" style:page-number="auto" fo:padding-left="0cm" fo:padding-right="0cm" fo:padding-top="0cm" fo:padding-bottom="0.035cm" fo:border-left="none" fo:border-right="none" fo:border-top="none" fo:border-bottom="0.11pt solid #000000" fo:keep-with-next="always"/>
      <style:text-properties fo:font-weight="bold" style:font-weight-asian="bold" style:font-weight-complex="bold"/>
    </style:style>
    <style:style style:name="Table_20__28_user_29_" style:display-name="Table (user)" style:family="paragraph" style:parent-style-name="Caption">
      <style:paragraph-properties fo:text-align="center" style:justify-single-word="false"/>
      <style:text-properties fo:font-style="normal" fo:font-weight="bold" style:font-style-asian="normal" style:font-weight-asian="bold"/>
    </style:style>
    <style:style style:name="見出し_20_2A" style:display-name="見出し 2A" style:family="paragraph" style:parent-style-name="Heading_20_2" style:default-outline-level="" style:list-style-name="" style:master-page-name="">
      <style:graphic-properties draw:fill="solid" draw:fill-color="#66ffff" draw:opacity="100%"/>
      <style:paragraph-properties fo:margin-left="0cm" fo:margin-right="0cm" fo:text-align="justify" style:justify-single-word="false" fo:text-indent="0cm" style:auto-text-indent="false" style:page-number="auto" fo:background-color="#66ffff" fo:padding="0.035cm" fo:border="0.11pt solid #000000" style:shadow="#000000 0.028cm 0.028cm"/>
      <style:text-properties style:language-asian="ja" style:country-asian="JP"/>
    </style:style>
    <style:style style:name="標準スタイルA" style:family="paragraph" style:parent-style-name="Standard">
      <style:paragraph-properties fo:margin-left="1.499cm" fo:margin-right="0cm" fo:text-align="justify" style:justify-single-word="false" fo:orphans="0" fo:widows="0" fo:hyphenation-ladder-count="no-limit" fo:text-indent="-1.499cm" style:auto-text-indent="false" style:writing-mode="lr-tb"/>
      <style:text-properties fo:hyphenate="false" fo:hyphenation-remain-char-count="2" fo:hyphenation-push-char-count="2"/>
    </style:style>
    <style:style style:name="イラストレーション" style:family="paragraph" style:parent-style-name="Caption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WW8Num1z0" style:family="text"/>
    <style:style style:name="WW8Num1z1" style:family="text">
      <style:text-properties style:language-asian="ja" style:country-asian="JP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language-asian="ja" style:country-asian="JP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language-asian="ja" style:country-asian="JP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段落フォント" style:family="text"/>
    <style:style style:name="WW-段落フォント" style:family="text"/>
    <style:style style:name="WW-段落フォント1" style:family="text"/>
    <style:style style:name="Line_20_numbering" style:display-name="Line numbering" style:family="text"/>
    <style:style style:name="Footnote_20_Symbol" style:display-name="Footnote Symbol" style:family="text"/>
    <style:style style:name="脚注参照" style:family="text">
      <style:text-properties style:text-position="super 58%"/>
    </style:style>
    <style:style style:name="Endnote_20_Symbol" style:display-name="Endnote Symbol" style:family="text"/>
    <style:style style:name="文末脚注参照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cm" fo:margin-left="1.501cm" fo:margin-right="1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tagawa</meta:initial-creator>
    <meta:creation-date>2015-03-02T09:57:00</meta:creation-date>
    <dc:date>2015-06-10T16:05:27.030000000</dc:date>
    <meta:editing-cycles>80</meta:editing-cycles>
    <meta:editing-duration>PT11H6M1S</meta:editing-duration>
    <meta:generator>LibreOffice/4.4.3.2$Windows_x86 LibreOffice_project/88805f81e9fe61362df02b9941de8e38a9b5fd16</meta:generator>
    <meta:document-statistic meta:table-count="0" meta:image-count="0" meta:object-count="0" meta:page-count="4" meta:paragraph-count="126" meta:word-count="990" meta:character-count="1809" meta:non-whitespace-character-count="1594"/>
  </office:meta>
</office:document-meta>
</file>